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2.275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663cm" fo:min-width="2.11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6cm" style:writing-mode="lr-tb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75cm" svg:height="1.4cm" svg:x="7.275cm" svg:y="6.925cm">
          <text:p text:style-name="P1">clients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5.225cm" svg:height="1.825cm" svg:x="12.088cm" svg:y="6.6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4" draw:text-style-name="P3" draw:layer="layout" svg:width="3.825cm" svg:height="0.962cm" svg:x="12.788cm" svg:y="7.119cm">
            <draw:text-box>
              <text:p text:style-name="P1">commande</text:p>
            </draw:text-box>
          </draw:frame>
        </draw:g>
        <draw:custom-shape draw:style-name="gr5" draw:text-style-name="P2" draw:layer="layout" svg:width="3.1cm" svg:height="1.4cm" svg:x="19.475cm" svg:y="6.9cm">
          <text:p text:style-name="P1">produit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3cm" svg:y1="7.6cm" svg:x2="19.475cm" svg:y2="7.6cm">
          <text:p/>
        </draw:line>
        <draw:line draw:style-name="gr6" draw:text-style-name="P4" draw:layer="layout" svg:x1="10.075cm" svg:y1="7.625cm" svg:x2="12.125cm" svg:y2="7.6cm">
          <text:p/>
        </draw:line>
        <draw:frame draw:style-name="gr7" draw:text-style-name="P5" draw:layer="layout" svg:width="1.275cm" svg:height="0.806cm" svg:x="18.275cm" svg:y="6.8cm">
          <draw:text-box>
            <text:p><text:span text:style-name="T1">0..*</text:span></text:p>
          </draw:text-box>
        </draw:frame>
        <draw:frame draw:style-name="gr7" draw:text-style-name="P5" draw:layer="layout" svg:width="1.55cm" svg:height="0.806cm" svg:x="10.05cm" svg:y="6.819cm">
          <draw:text-box>
            <text:p><text:span text:style-name="T1">0..*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000000" draw:marker-start-width="0.28cm" draw:marker-start-center="false" draw:marker-end-width="0.28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5:51:22.078597409</meta:creation-date>
    <dc:date>2024-12-20T15:55:30.411980826</dc:date>
    <meta:editing-duration>PT2M44S</meta:editing-duration>
    <meta:editing-cycles>2</meta:editing-cycles>
    <meta:generator>LibreOffice/24.2.6.2$Linux_X86_64 LibreOffice_project/420$Build-2</meta:generator>
    <meta:document-statistic meta:object-count="9"/>
  </office:meta>
</office:document-meta>
</file>